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ucidatypewriter" svg:font-family="lucidatypewrite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headline">
      <style:graphic-properties draw:stroke="solid" svg:stroke-color="#000000" draw:marker-start="" draw:fill="solid" draw:fill-color="#66ffff" draw:fill-image-width="0cm" draw:fill-image-height="0cm" draw:textarea-vertical-align="middle" draw:shadow="hidden"/>
    </style:style>
    <style:style style:name="gr2" style:family="graphic" style:parent-style-name="objectwithoutfill">
      <style:graphic-properties draw:stroke="solid" svg:stroke-color="#000000" draw:marker-start="" draw:marker-end="Arrow" draw:marker-end-width="0.3cm" draw:fill="none" draw:fill-color="#66ffff" draw:fill-image-width="0cm" draw:fill-image-height="0cm" draw:textarea-vertical-align="middle" draw:shadow="hidden"/>
    </style:style>
    <style:style style:name="gr3" style:family="graphic" style:parent-style-name="objectwithoutfill">
      <style:graphic-properties draw:stroke="solid" svg:stroke-color="#000000" draw:marker-start="" draw:fill="none" draw:fill-color="#66ffff" draw:fill-image-width="0cm" draw:fill-image-height="0cm" draw:textarea-vertical-align="middle" draw:shadow="hidden"/>
    </style:style>
    <style:style style:name="gr4" style:family="graphic" style:parent-style-name="objectwithoutfill">
      <style:graphic-properties draw:stroke="none" svg:stroke-color="#000000" draw:marker-start="" draw:fill="none" draw:fill-color="#66ffff" draw:fill-image-width="0cm" draw:fill-image-height="0cm" draw:textarea-vertical-align="middle" draw:shadow="hidden"/>
    </style:style>
    <style:style style:name="gr5" style:family="graphic" style:parent-style-name="objectwithoutfill">
      <style:graphic-properties draw:stroke="none" svg:stroke-color="#000000" draw:marker-start="" draw:fill="none" draw:fill-color="#66ffff" draw:fill-image-width="0cm" draw:fill-image-height="0cm" fo:min-height="0.713cm" draw:shadow="hidden"/>
    </style:style>
    <style:style style:name="gr6" style:family="graphic" style:parent-style-name="headline">
      <style:graphic-properties draw:stroke="none" svg:stroke-color="#000000" draw:marker-start="" draw:fill="none" draw:fill-color="#66ffff" draw:fill-image-width="0cm" draw:fill-image-height="0cm" draw:textarea-vertical-align="middle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66ffff" draw:fill-image-width="0cm" draw:fill-image-height="0cm"/>
      <style:paragraph-properties fo:text-align="center"/>
    </style:style>
    <style:style style:name="P3" style:family="paragraph">
      <loext:graphic-properties draw:fill="none" draw:fill-color="#66ffff" draw:fill-image-width="0cm" draw:fill-image-height="0cm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66ffff" draw:fill-image-width="0cm" draw:fill-image-height="0cm"/>
      <style:paragraph-properties fo:text-align="start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er4" svg:width="2cm" svg:height="2cm" svg:x="1cm" svg:y="10cm">
          <text:p text:style-name="P1">Init</text:p>
        </draw:rect>
        <draw:rect draw:style-name="gr1" draw:text-style-name="P2" draw:layer="Layer4" svg:width="5cm" svg:height="2cm" svg:x="12cm" svg:y="10cm">
          <text:p text:style-name="P1">Serial read</text:p>
        </draw:rect>
        <draw:rect draw:style-name="gr1" draw:text-style-name="P2" draw:layer="Layer4" svg:width="5.1cm" svg:height="2cm" svg:x="12cm" svg:y="18cm">
          <text:p text:style-name="P1">UORB send</text:p>
        </draw:rect>
        <draw:rect draw:style-name="gr1" draw:text-style-name="P2" draw:layer="Layer4" svg:width="5cm" svg:height="2cm" svg:x="4cm" svg:y="10cm">
          <text:p text:style-name="P1">UORB read</text:p>
        </draw:rect>
        <draw:rect draw:style-name="gr1" draw:text-style-name="P2" draw:layer="Layer4" svg:width="5cm" svg:height="2cm" svg:x="4cm" svg:y="14cm">
          <text:p text:style-name="P1">Serial send</text:p>
        </draw:rect>
        <draw:rect draw:style-name="gr1" draw:text-style-name="P2" draw:layer="Layer4" svg:width="5cm" svg:height="2cm" svg:x="12cm" svg:y="14cm">
          <text:p text:style-name="P1">Parse data</text:p>
        </draw:rect>
        <draw:line draw:style-name="gr2" draw:text-style-name="P3" draw:layer="Layer4" svg:x1="3cm" svg:y1="11cm" svg:x2="4cm" svg:y2="11cm">
          <text:p/>
        </draw:line>
        <draw:line draw:style-name="gr2" draw:text-style-name="P3" draw:layer="Layer4" svg:x1="9cm" svg:y1="11cm" svg:x2="12cm" svg:y2="11cm">
          <text:p/>
        </draw:line>
        <draw:line draw:style-name="gr2" draw:text-style-name="P3" draw:layer="Layer4" svg:x1="5cm" svg:y1="12cm" svg:x2="5cm" svg:y2="14cm">
          <text:p/>
        </draw:line>
        <draw:line draw:style-name="gr2" draw:text-style-name="P3" draw:layer="Layer4" svg:x1="13cm" svg:y1="12cm" svg:x2="13cm" svg:y2="14cm">
          <text:p/>
        </draw:line>
        <draw:line draw:style-name="gr2" draw:text-style-name="P3" draw:layer="Layer4" svg:x1="13cm" svg:y1="16cm" svg:x2="13cm" svg:y2="18cm">
          <text:p/>
        </draw:line>
        <draw:line draw:style-name="gr3" draw:text-style-name="P3" draw:layer="Layer4" svg:x1="17cm" svg:y1="11cm" svg:x2="20cm" svg:y2="11cm">
          <text:p/>
        </draw:line>
        <draw:line draw:style-name="gr3" draw:text-style-name="P3" draw:layer="Layer4" svg:x1="17cm" svg:y1="15cm" svg:x2="20cm" svg:y2="15cm">
          <text:p/>
        </draw:line>
        <draw:line draw:style-name="gr3" draw:text-style-name="P3" draw:layer="Layer4" svg:x1="20cm" svg:y1="19cm" svg:x2="17.1cm" svg:y2="19cm">
          <text:p/>
        </draw:line>
        <draw:line draw:style-name="gr3" draw:text-style-name="P3" draw:layer="Layer4" svg:x1="20cm" svg:y1="19cm" svg:x2="20cm" svg:y2="9cm">
          <text:p/>
        </draw:line>
        <draw:line draw:style-name="gr3" draw:text-style-name="P3" draw:layer="Layer4" svg:x1="5cm" svg:y1="9cm" svg:x2="20cm" svg:y2="9cm">
          <text:p/>
        </draw:line>
        <draw:line draw:style-name="gr2" draw:text-style-name="P3" draw:layer="Layer4" svg:x1="5cm" svg:y1="9cm" svg:x2="5cm" svg:y2="10cm">
          <text:p/>
        </draw:line>
        <draw:line draw:style-name="gr2" draw:text-style-name="P3" draw:layer="Layer4" svg:x1="9cm" svg:y1="15cm" svg:x2="12cm" svg:y2="11.3cm">
          <text:p/>
        </draw:line>
        <draw:rect draw:style-name="gr4" draw:text-style-name="P5" draw:layer="Layer4" svg:width="7.9cm" svg:height="1.9cm" svg:x="1cm" svg:y="17cm">
          <text:p text:style-name="P4">Legend:<text:tab/>ret&gt;0 : good</text:p>
          <text:p text:style-name="P4"><text:tab/><text:tab/>ret&lt;0 : failed</text:p>
        </draw:rect>
        <draw:frame draw:style-name="gr5" draw:text-style-name="P5" draw:layer="Layer4" svg:width="1.967cm" svg:height="0.963cm" svg:x="5.033cm" svg:y="12.3cm">
          <draw:text-box>
            <text:p text:style-name="P4">ret&gt;0</text:p>
          </draw:text-box>
        </draw:frame>
        <draw:frame draw:style-name="gr5" draw:text-style-name="P5" draw:layer="Layer4" svg:width="1.967cm" svg:height="0.963cm" svg:x="9.433cm" svg:y="10.037cm">
          <draw:text-box>
            <text:p text:style-name="P4">ret&lt;0</text:p>
          </draw:text-box>
        </draw:frame>
        <draw:frame draw:style-name="gr5" draw:text-style-name="P5" draw:layer="Layer4" svg:width="1.967cm" svg:height="0.963cm" svg:x="13.033cm" svg:y="12.2cm">
          <draw:text-box>
            <text:p text:style-name="P4">ret&gt;0</text:p>
          </draw:text-box>
        </draw:frame>
        <draw:frame draw:style-name="gr5" draw:text-style-name="P5" draw:layer="Layer4" svg:width="1.967cm" svg:height="0.963cm" svg:x="13cm" svg:y="16.2cm">
          <draw:text-box>
            <text:p text:style-name="P4">ret&gt;0</text:p>
          </draw:text-box>
        </draw:frame>
        <draw:frame draw:style-name="gr5" draw:text-style-name="P5" draw:layer="Layer4" svg:width="1.967cm" svg:height="0.963cm" svg:x="17cm" svg:y="10.037cm">
          <draw:text-box>
            <text:p text:style-name="P4">ret&lt;0</text:p>
          </draw:text-box>
        </draw:frame>
        <draw:frame draw:style-name="gr5" draw:text-style-name="P5" draw:layer="Layer4" svg:width="1.967cm" svg:height="0.963cm" svg:x="17.033cm" svg:y="14.037cm">
          <draw:text-box>
            <text:p text:style-name="P4">ret&lt;0</text:p>
          </draw:text-box>
        </draw:frame>
      </draw:page>
      <draw:page draw:name="page2" draw:style-name="dp1" draw:master-page-name="Default">
        <draw:rect draw:style-name="gr1" draw:text-style-name="P2" draw:layer="Layer4" svg:width="4cm" svg:height="2cm" svg:x="3cm" svg:y="2cm">
          <text:p text:style-name="P1">SYNC1</text:p>
        </draw:rect>
        <draw:rect draw:style-name="gr1" draw:text-style-name="P2" draw:layer="Layer4" svg:width="4cm" svg:height="2cm" svg:x="3cm" svg:y="5cm">
          <text:p text:style-name="P1">SYNC2</text:p>
        </draw:rect>
        <draw:rect draw:style-name="gr1" draw:text-style-name="P2" draw:layer="Layer4" svg:width="4cm" svg:height="2cm" svg:x="3cm" svg:y="8cm">
          <text:p text:style-name="P1">SYNC3</text:p>
        </draw:rect>
        <draw:rect draw:style-name="gr1" draw:text-style-name="P2" draw:layer="Layer4" svg:width="6cm" svg:height="2cm" svg:x="2cm" svg:y="11cm">
          <text:p text:style-name="P1">LENGTH</text:p>
        </draw:rect>
        <draw:rect draw:style-name="gr1" draw:text-style-name="P2" draw:layer="Layer4" svg:width="6cm" svg:height="2cm" svg:x="2cm" svg:y="14cm">
          <text:p text:style-name="P1">ID</text:p>
        </draw:rect>
        <draw:rect draw:style-name="gr1" draw:text-style-name="P2" draw:layer="Layer4" svg:width="6cm" svg:height="2cm" svg:x="2cm" svg:y="17cm">
          <text:p text:style-name="P1">PAYLOD</text:p>
        </draw:rect>
        <draw:rect draw:style-name="gr1" draw:text-style-name="P2" draw:layer="Layer4" svg:width="7cm" svg:height="2cm" svg:x="1.5cm" svg:y="21cm">
          <text:p text:style-name="P1">CHKSUM_GET</text:p>
        </draw:rect>
        <draw:rect draw:style-name="gr1" draw:text-style-name="P2" draw:layer="Layer4" svg:width="7cm" svg:height="2cm" svg:x="1.5cm" svg:y="25cm">
          <text:p text:style-name="P1">CHKSUM_CALC</text:p>
        </draw:rect>
        <draw:line draw:style-name="gr2" draw:text-style-name="P3" draw:layer="Layer4" svg:x1="5cm" svg:y1="4cm" svg:x2="5cm" svg:y2="5cm">
          <text:p/>
        </draw:line>
        <draw:rect draw:style-name="gr6" draw:text-style-name="P3" draw:layer="Layer4" svg:width="1.5cm" svg:height="1.1cm" svg:x="4.9cm" svg:y="3.9cm">
          <text:p text:style-name="P1">'#'</text:p>
        </draw:rect>
        <draw:line draw:style-name="gr2" draw:text-style-name="P3" draw:layer="Layer4" svg:x1="5cm" svg:y1="7cm" svg:x2="5cm" svg:y2="8cm">
          <text:p/>
        </draw:line>
        <draw:rect draw:style-name="gr6" draw:text-style-name="P3" draw:layer="Layer4" svg:width="1.5cm" svg:height="1.1cm" svg:x="4.9cm" svg:y="6.9cm">
          <text:p text:style-name="P1">':'</text:p>
        </draw:rect>
        <draw:line draw:style-name="gr2" draw:text-style-name="P3" draw:layer="Layer4" svg:x1="5cm" svg:y1="10cm" svg:x2="5cm" svg:y2="11cm">
          <text:p/>
        </draw:line>
        <draw:rect draw:style-name="gr6" draw:text-style-name="P3" draw:layer="Layer4" svg:width="1.5cm" svg:height="1.1cm" svg:x="4.9cm" svg:y="9.9cm">
          <text:p text:style-name="P1">'_'</text:p>
        </draw:rect>
        <draw:line draw:style-name="gr2" draw:text-style-name="P3" draw:layer="Layer4" svg:x1="5cm" svg:y1="13cm" svg:x2="5cm" svg:y2="14cm">
          <text:p/>
        </draw:line>
        <draw:line draw:style-name="gr2" draw:text-style-name="P3" draw:layer="Layer4" svg:x1="5cm" svg:y1="16cm" svg:x2="5cm" svg:y2="17cm">
          <text:p/>
        </draw:line>
        <draw:line draw:style-name="gr2" draw:text-style-name="P3" draw:layer="Layer4" svg:x1="5cm" svg:y1="19cm" svg:x2="5cm" svg:y2="21cm">
          <text:p/>
        </draw:line>
        <draw:rect draw:style-name="gr6" draw:text-style-name="P5" draw:layer="Layer4" svg:width="3.3cm" svg:height="1.5cm" svg:x="9.3cm" svg:y="16.6cm">
          <text:p text:style-name="P4"><text:span text:style-name="T1">ctr &lt;</text:span></text:p>
          <text:p text:style-name="P4">length-2</text:p>
        </draw:rect>
        <draw:line draw:style-name="gr2" draw:text-style-name="P3" draw:layer="Layer4" svg:x1="9cm" svg:y1="17.5cm" svg:x2="8cm" svg:y2="17.5cm">
          <text:p/>
        </draw:line>
        <draw:line draw:style-name="gr3" draw:text-style-name="P3" draw:layer="Layer4" svg:x1="8cm" svg:y1="18.4cm" svg:x2="9cm" svg:y2="18.4cm">
          <text:p/>
        </draw:line>
        <draw:line draw:style-name="gr3" draw:text-style-name="P3" draw:layer="Layer4" svg:x1="9cm" svg:y1="17.5cm" svg:x2="9cm" svg:y2="18.4cm">
          <text:p/>
        </draw:line>
        <draw:rect draw:style-name="gr6" draw:text-style-name="P5" draw:layer="Layer4" svg:width="4.9cm" svg:height="0.9cm" svg:x="5.1cm" svg:y="19.3cm">
          <text:p text:style-name="P4"><text:span text:style-name="T1">ctr ≥</text:span> length-2</text:p>
        </draw:rect>
        <draw:line draw:style-name="gr2" draw:text-style-name="P3" draw:layer="Layer4" svg:x1="5cm" svg:y1="23cm" svg:x2="5cm" svg:y2="25cm">
          <text:p/>
        </draw:line>
        <draw:rect draw:style-name="gr6" draw:text-style-name="P5" draw:layer="Layer4" svg:width="2.435cm" svg:height="1.1cm" svg:x="9.765cm" svg:y="21.5cm">
          <text:p text:style-name="P4"><text:span text:style-name="T1">ctr &lt;</text:span> 2</text:p>
        </draw:rect>
        <draw:line draw:style-name="gr2" draw:text-style-name="P3" draw:layer="Layer4" svg:x1="9.5cm" svg:y1="21.6cm" svg:x2="8.5cm" svg:y2="21.6cm">
          <text:p/>
        </draw:line>
        <draw:line draw:style-name="gr3" draw:text-style-name="P3" draw:layer="Layer4" svg:x1="8.5cm" svg:y1="22.5cm" svg:x2="9.5cm" svg:y2="22.5cm">
          <text:p/>
        </draw:line>
        <draw:line draw:style-name="gr3" draw:text-style-name="P3" draw:layer="Layer4" svg:x1="9.5cm" svg:y1="21.6cm" svg:x2="9.5cm" svg:y2="22.5cm">
          <text:p/>
        </draw:line>
        <draw:rect draw:style-name="gr6" draw:text-style-name="P5" draw:layer="Layer4" svg:width="2.435cm" svg:height="1.1cm" svg:x="5.1cm" svg:y="23.2cm">
          <text:p text:style-name="P4"><text:span text:style-name="T1">ctr </text:span><text:span text:style-name="T1">≥</text:span> 2</text:p>
        </draw:rect>
        <draw:rect draw:style-name="gr1" draw:text-style-name="P2" draw:layer="Layer4" svg:width="4cm" svg:height="2cm" svg:x="16cm" svg:y="25cm">
          <text:p text:style-name="P1">set_flag</text:p>
        </draw:rect>
        <draw:line draw:style-name="gr2" draw:text-style-name="P3" draw:layer="Layer4" svg:x1="18cm" svg:y1="2.5cm" svg:x2="7cm" svg:y2="2.5cm">
          <text:p/>
        </draw:line>
        <draw:line draw:style-name="gr3" draw:text-style-name="P3" draw:layer="Layer4" svg:x1="18cm" svg:y1="25cm" svg:x2="18cm" svg:y2="2.5cm">
          <text:p/>
        </draw:line>
        <draw:line draw:style-name="gr3" draw:text-style-name="P3" draw:layer="Layer4" svg:x1="14cm" svg:y1="26cm" svg:x2="14cm" svg:y2="3.3cm">
          <text:p/>
        </draw:line>
        <draw:line draw:style-name="gr3" draw:text-style-name="P3" draw:layer="Layer4" svg:x1="8.5cm" svg:y1="26cm" svg:x2="14cm" svg:y2="26cm">
          <text:p/>
        </draw:line>
        <draw:line draw:style-name="gr3" draw:text-style-name="P3" draw:layer="Layer4" svg:x1="5cm" svg:y1="28cm" svg:x2="18cm" svg:y2="28cm">
          <text:p/>
        </draw:line>
        <draw:line draw:style-name="gr3" draw:text-style-name="P3" draw:layer="Layer4" svg:x1="5cm" svg:y1="28cm" svg:x2="5cm" svg:y2="27cm">
          <text:p/>
        </draw:line>
        <draw:line draw:style-name="gr2" draw:text-style-name="P3" draw:layer="Layer4" svg:x1="18cm" svg:y1="28cm" svg:x2="18cm" svg:y2="27cm">
          <text:p/>
        </draw:line>
        <draw:line draw:style-name="gr2" draw:text-style-name="P3" draw:layer="Layer4" svg:x1="14cm" svg:y1="3.3cm" svg:x2="7cm" svg:y2="3.3cm">
          <text:p/>
        </draw:line>
        <draw:rect draw:style-name="gr6" draw:text-style-name="P5" draw:layer="Layer4" svg:width="4.335cm" svg:height="1.1cm" svg:x="8.7cm" svg:y="24.9cm">
          <text:p text:style-name="P4">Crc is good</text:p>
        </draw:rect>
        <draw:rect draw:style-name="gr6" draw:text-style-name="P5" draw:layer="Layer4" svg:width="4.335cm" svg:height="1.1cm" svg:x="8.7cm" svg:y="26.9cm">
          <text:p text:style-name="P4">Crc is false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ucidatypewriter" svg:font-family="lucidatypewrite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3T13:19:23.485801612</meta:creation-date>
    <dc:date>2015-11-23T14:11:37.212418984</dc:date>
    <meta:editing-duration>PT4M31S</meta:editing-duration>
    <meta:editing-cycles>1</meta:editing-cycles>
    <meta:document-statistic meta:object-count="64"/>
    <meta:generator>LibreOffice/4.4.3.2$Linux_X86_64 LibreOffice_project/40m0$Build-2</meta:generator>
  </office:meta>
</office:document-meta>
</file>